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4.4634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2.372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38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TH1CSMU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409,C421,C705,C926,C301,C404,C1021,C702,C707,C1010,C414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901,R615,R417,R408,R416,R612,R409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U606,U503,U505,U506,U603,U604,U504</text:p>
          </table:table-cell>
          <table:table-cell table:style-name="ce2" office:value-type="string" calcext:value-type="string">
            <text:p>SOT-56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N74LVC1T45DRL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701</text:p>
          </table:table-cell>
          <table:table-cell office:value-type="string" calcext:value-type="string">
            <text:p>CW25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252016-R33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918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902,C910,C609,C424,C407,C916,C608,C422,C412,C403,C507,C603,C402,C614,C904,C415,C1022,C417,C611,C610,C605,C401,C1011,C508,C1018,C410,C602,C704,C613,C905,C1001,C918,C703,C501,C1017,C423,C607,C908,C911,C903,C427,C1014,C901,C708,C411,C510,C502,C426,C612,C615,C616,C418,C913,C1016,C1012,C509,C413,C506,C416,C1015,C921,C1020,C503,C604,C1007,C906,C1004,C504,C1013,C405,C907,C1009,C425,C406,C920,C701,C601,C505,C606,C1019,C1002,C706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704,R609,R922,R501,R604,R61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607,R608,R61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802,C801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/50V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21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206,R211,R1010,R924,R421,R420,R403,R207,R419,R1009,R1002,R208,R923,R701,R603,R602,R418,R209,R601,R401,R20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1003</text:p>
          </table:table-cell>
          <table:table-cell office:value-type="string" calcext:value-type="string">
            <text:p>MSOP-8_3x3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LC08B-E/M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202,R204,R201,R205,R919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824,C820,C821,C823,C825,C822,C826,C829,C819,C827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u</text:p>
          </table:table-cell>
          <table:table-cell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U804</text:p>
          </table:table-cell>
          <table:table-cell table:style-name="ce2" office:value-type="string" calcext:value-type="string">
            <text:p>SOT-23-6_Handsolderi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590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70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R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1001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915,R91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L904,L903,L901,L902</text:p>
          </table:table-cell>
          <table:table-cell table:style-name="ce2" office:value-type="string" calcext:value-type="string">
            <text:p>L_0603_1608Metric_Pad1.05x0.95mm_HandSold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BMF1608T100K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413,R41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0k/0.05%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811,C810,C812,C809</text:p>
          </table:table-cell>
          <table:table-cell office:value-type="string" calcext:value-type="string">
            <text:p>C_1812_4532Metric_Pad1.57x3.40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0p/2kV</text:p>
          </table:table-cell>
          <table:table-cell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U904,U908</text:p>
          </table:table-cell>
          <table:table-cell table:style-name="ce2" office:value-type="string" calcext:value-type="string">
            <text:p>SOIC-8_3.9x4.9mm_P1.27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M7171BIM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213,C214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/1kV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1007,R1006,R913,R1008,R1004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k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606,R60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k4</text:p>
          </table:table-cell>
          <table:table-cell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U403,U401</text:p>
          </table:table-cell>
          <table:table-cell table:style-name="ce2" office:value-type="string" calcext:value-type="string">
            <text:p>SOIC-16_3.9x9.9mm_P1.27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G444DY+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100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828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904,R921,R90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210,C205,C202,C208,C212,C209,C211</text:p>
          </table:table-cell>
          <table:table-cell office:value-type="string" calcext:value-type="string">
            <text:p>C_0201_0603Metric_Pad0.64x0.40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204,C201</text:p>
          </table:table-cell>
          <table:table-cell office:value-type="string" calcext:value-type="string">
            <text:p>C_0201_0603Metric_Pad0.64x0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p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Q90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V301N</text:p>
          </table:table-cell>
          <table:table-cell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U409,U410</text:p>
          </table:table-cell>
          <table:table-cell table:style-name="ce2" office:value-type="string" calcext:value-type="string">
            <text:p>QFN-16-1EP_4x4mm_P0.65mm_EP2.7x2.7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DS8681IRUMT</text:p>
          </table:table-cell>
          <table:table-cell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U605</text:p>
          </table:table-cell>
          <table:table-cell table:style-name="ce2" office:value-type="string" calcext:value-type="string">
            <text:p>HTSSOP-20-1EP_4.4x6.5mm_P0.65mm_EP3.4x6.5mm_ThermalVi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T1970ACFE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207,C206</text:p>
          </table:table-cell>
          <table:table-cell office:value-type="string" calcext:value-type="string">
            <text:p>C_0201_0603Metric_Pad0.64x0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703,R92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U703</text:p>
          </table:table-cell>
          <table:table-cell table:style-name="ce2" office:value-type="string" calcext:value-type="string">
            <text:p>TSSOP-14_4.4x5mm_P0.65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AC125</text:p>
          </table:table-cell>
          <table:table-cell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K304,K302,K301,K305,K303</text:p>
          </table:table-cell>
          <table:table-cell table:style-name="ce2" office:value-type="string" calcext:value-type="string">
            <text:p>HE360_x-5050462-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HE3621A051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807,C808</text:p>
          </table:table-cell>
          <table:table-cell office:value-type="string" calcext:value-type="string">
            <text:p>C_1812_4532Metric_Pad1.57x3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p/2k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813,C815,C814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u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927,C923,C922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p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909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k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61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X90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CS-2520MVLC-081.92-BN-TR</text:p>
          </table:table-cell>
          <table:table-cell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D702</text:p>
          </table:table-cell>
          <table:table-cell table:style-name="ce2" office:value-type="string" calcext:value-type="string">
            <text:p>D_SM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MBJ5.0A</text:p>
          </table:table-cell>
          <table:table-cell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J301</text:p>
          </table:table-cell>
          <table:table-cell table:style-name="ce2" office:value-type="string" calcext:value-type="string">
            <text:p>Socket_DIN41612-CaseC1-AC-Male-64Pin-2row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64AC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804,C832,C803,C806,C831,C805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u7/50V</text:p>
          </table:table-cell>
          <table:table-cell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U903</text:p>
          </table:table-cell>
          <table:table-cell table:style-name="ce2" office:value-type="string" calcext:value-type="string">
            <text:p>MSOP-10_3x3mm_P0.5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D5322ARMZ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203</text:p>
          </table:table-cell>
          <table:table-cell office:value-type="string" calcext:value-type="string">
            <text:p>C_0201_0603Metric_Pad0.64x0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</text:p>
          </table:table-cell>
          <table:table-cell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U907</text:p>
          </table:table-cell>
          <table:table-cell table:style-name="ce2" office:value-type="string" calcext:value-type="string">
            <text:p>SOIC-16_3.9x9.9mm_P1.27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G409DY+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602,D1002,D603,D803,D601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202,D1003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428,C429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p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406,R801,R911,R407,R914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U402</text:p>
          </table:table-cell>
          <table:table-cell table:style-name="ce2" office:value-type="string" calcext:value-type="string">
            <text:p>SOIC-8_3.9x4.9mm_P1.27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F5040ID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214,R21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90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217,R218,R216,R21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R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1001,R1005,R91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680" calcext:value-type="float">
            <text:p>68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925,R905,R927,R926,R90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/.1%</text:p>
          </table:table-cell>
          <table:table-cell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U1002</text:p>
          </table:table-cell>
          <table:table-cell table:style-name="ce2" office:value-type="string" calcext:value-type="string">
            <text:p>TQFP-144_20x20mm_P0.5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M32F746ZG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1006,C1008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</text:p>
          </table:table-cell>
          <table:table-cell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U502,U501</text:p>
          </table:table-cell>
          <table:table-cell table:style-name="ce2" office:value-type="string" calcext:value-type="string">
            <text:p>TSSOP-16_4.4x5mm_P0.65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74HCT595PW</text:p>
          </table:table-cell>
          <table:table-cell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U803</text:p>
          </table:table-cell>
          <table:table-cell table:style-name="ce2" office:value-type="string" calcext:value-type="string">
            <text:p>TO-252-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CV1117DT33T5G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B1001,FB201</text:p>
          </table:table-cell>
          <table:table-cell office:value-type="string" calcext:value-type="string">
            <text:p>L_0805_2012Metric_Pad1.15x1.40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742792031" calcext:value-type="float">
            <text:p>74279203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220,R22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/1%</text:p>
          </table:table-cell>
          <table:table-cell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U404,U602,U601,U406,U405</text:p>
          </table:table-cell>
          <table:table-cell table:style-name="ce2" office:value-type="string" calcext:value-type="string">
            <text:p>SOIC-8_3.9x4.9mm_P1.27m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G419DY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U702</text:p>
          </table:table-cell>
          <table:table-cell office:value-type="string" calcext:value-type="string">
            <text:p>SOIC-16W_7.5x10.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uM540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70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V9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910,R90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k/.1%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402,R404,R40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R2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1005,C1003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p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U701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B0104PW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924,C909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u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80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414,R41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k/0.05%</text:p>
          </table:table-cell>
          <table:table-cell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F801</text:p>
          </table:table-cell>
          <table:table-cell table:style-name="ce2" office:value-type="string" calcext:value-type="string">
            <text:p>Fuse_SMD29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F-LSMF185/33X</text:p>
          </table:table-cell>
          <table:table-cell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U905</text:p>
          </table:table-cell>
          <table:table-cell table:style-name="ce2" office:value-type="string" calcext:value-type="string">
            <text:p>SOIC-8_3.9x4.9mm_P1.27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L071CDR</text:p>
          </table:table-cell>
          <table:table-cell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U906</text:p>
          </table:table-cell>
          <table:table-cell table:style-name="ce2" office:value-type="string" calcext:value-type="string">
            <text:p>TSOT-23-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T1790BCS6-2.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818,C817,C816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u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908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8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802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49B</text:p>
          </table:table-cell>
          <table:table-cell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R614</text:p>
          </table:table-cell>
          <table:table-cell table:style-name="ce2" office:value-type="string" calcext:value-type="string">
            <text:p>R_2512_6332Metric_Pad1.40x3.3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CS2512</text:p>
          </table:table-cell>
          <table:table-cell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U902</text:p>
          </table:table-cell>
          <table:table-cell table:style-name="ce2" office:value-type="string" calcext:value-type="string">
            <text:p>TSSOP-16_4.4x5mm_P0.65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AC8565ICPW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917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p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70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k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919,C914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703</text:p>
          </table:table-cell>
          <table:table-cell office:value-type="string" calcext:value-type="string">
            <text:p>D_SOD-3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36C-01FTG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419,C408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415,R41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/0.05%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70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Y201</text:p>
          </table:table-cell>
          <table:table-cell table:style-name="ce2" office:value-type="string" calcext:value-type="string">
            <text:p>NX5032G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X5032GA-25.000000MHZ-LN-CD-1</text:p>
          </table:table-cell>
          <table:table-cell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U408,U407</text:p>
          </table:table-cell>
          <table:table-cell table:style-name="ce2" office:value-type="string" calcext:value-type="string">
            <text:p>SOIC-8_3.9x4.9mm_P1.27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A141AID</text:p>
          </table:table-cell>
          <table:table-cell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U203,U202</text:p>
          </table:table-cell>
          <table:table-cell table:style-name="ce2" office:value-type="string" calcext:value-type="string">
            <text:p>SO8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C03-3.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830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912,C915,C925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D801</text:p>
          </table:table-cell>
          <table:table-cell table:style-name="ce2" office:value-type="string" calcext:value-type="string">
            <text:p>DO_214AA_RE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M6T30AY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21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U607</text:p>
          </table:table-cell>
          <table:table-cell table:style-name="ce2" office:value-type="string" calcext:value-type="string">
            <text:p>SOIC-8_3.9x4.9mm_P1.27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A823DT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420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Y1001</text:p>
          </table:table-cell>
          <table:table-cell table:style-name="ce2" office:value-type="string" calcext:value-type="string">
            <text:p>Crystal_SMD_0603-2Pin_6.0x3.5mm_HandSolderi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CS-080-18-23A-JGN-TR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U1001</text:p>
          </table:table-cell>
          <table:table-cell office:value-type="string" calcext:value-type="string">
            <text:p>Texas_PWSON-N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C1080</text:p>
          </table:table-cell>
          <table:table-cell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U901</text:p>
          </table:table-cell>
          <table:table-cell table:style-name="ce2" office:value-type="string" calcext:value-type="string">
            <text:p>TSSOP-20_4.4x6.5mm_P0.65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D9834BRUZ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J1002</text:p>
          </table:table-cell>
          <table:table-cell office:value-type="string" calcext:value-type="string">
            <text:p>PinHeader_2x05_P1.27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1111-00010T4LF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219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/1kV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QFN-24-1EP_4x4mm_P0.5mm_EP2.6x2.6mm_ThermalV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8742A</text:p>
          </table:table-cell>
          <table:table-cell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U802</text:p>
          </table:table-cell>
          <table:table-cell table:style-name="ce2" office:value-type="string" calcext:value-type="string">
            <text:p>TEL12-DU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EL 12-2423</text:p>
          </table:table-cell>
          <table:table-cell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L201</text:p>
          </table:table-cell>
          <table:table-cell table:style-name="ce2" office:value-type="string" calcext:value-type="string">
            <text:p>749010012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9010012A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100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709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p</text:p>
          </table:table-cell>
          <table:table-cell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Q801</text:p>
          </table:table-cell>
          <table:table-cell table:style-name="ce2" office:value-type="string" calcext:value-type="string">
            <text:p>TO-252-2_Rectif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RFR5410</text:p>
          </table:table-cell>
          <table:table-cell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U301</text:p>
          </table:table-cell>
          <table:table-cell table:style-name="ce2" office:value-type="string" calcext:value-type="string">
            <text:p>TSSOP-16_4.4x5mm_P0.65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LN2003AS16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91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U801</text:p>
          </table:table-cell>
          <table:table-cell table:style-name="ce2" office:value-type="string" calcext:value-type="string">
            <text:p>TRM 4-SING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MR 4-2411WI</text:p>
          </table:table-cell>
          <table:table-cell/>
        </table:table-row>
        <table:table-row table:style-name="ro1" table:number-rows-repeated="104845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0T18:52:04.047778551</dc:date>
    <meta:editing-duration>PT45M20S</meta:editing-duration>
    <meta:editing-cycles>14</meta:editing-cycles>
    <meta:generator>LibreOffice/7.2.7.2$Linux_X86_64 LibreOffice_project/20$Build-2</meta:generator>
    <meta:document-statistic meta:table-count="1" meta:cell-count="580" meta:object-count="0"/>
  </office:meta>
</office:document-meta>
</file>